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6a9955" loext:opacity="100%"/>
    </style:style>
    <style:style style:name="T9" style:family="text">
      <style:text-properties fo:color="#dcdc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"""Database models"""</text:p>
      <text:p text:style-name="P5"/>
      <text:p text:style-name="P1"><text:span text:style-name="T1">from</text:span> <text:span text:style-name="T2">datetime</text:span> <text:span text:style-name="T1">import</text:span> <text:span text:style-name="T2">datetime</text:span></text:p>
      <text:p text:style-name="P5"/>
      <text:p text:style-name="P1"><text:span text:style-name="T1">from</text:span> sqlalchemy <text:span text:style-name="T1">import</text:span> (</text:p>
      <text:p text:style-name="P1">JSON,</text:p>
      <text:p text:style-name="P1">Boolean,</text:p>
      <text:p text:style-name="P1">Column,</text:p>
      <text:p text:style-name="P1">DateTime,</text:p>
      <text:p text:style-name="P1">ForeignKey,</text:p>
      <text:p text:style-name="P1">Integer,</text:p>
      <text:p text:style-name="P1">Numeric,</text:p>
      <text:p text:style-name="P1">String,</text:p>
      <text:p text:style-name="P1">)</text:p>
      <text:p text:style-name="P1"><text:span text:style-name="T1">from</text:span> sqlalchemy.dialects.postgresql <text:span text:style-name="T1">import</text:span> ARRAY, JSONB</text:p>
      <text:p text:style-name="P1"><text:span text:style-name="T1">from</text:span> sqlalchemy.orm <text:span text:style-name="T1">import</text:span> relationship</text:p>
      <text:p text:style-name="P5"/>
      <text:p text:style-name="P1"><text:span text:style-name="T1">from</text:span> <text:span text:style-name="T2">app</text:span>.<text:span text:style-name="T2">core</text:span>.<text:span text:style-name="T2">database</text:span> <text:span text:style-name="T1">import</text:span> <text:span text:style-name="T3">Base</text:span></text:p>
      <text:p text:style-name="P6"/>
      <text:p text:style-name="P1"><text:span text:style-name="T4">class</text:span> <text:span text:style-name="T2">UserModel</text:span>(<text:span text:style-name="T3">Base</text:span>):</text:p>
      <text:p text:style-name="P1"><text:span text:style-name="T3">__tablename__</text:span> <text:span text:style-name="T5">=</text:span> <text:span text:style-name="T6">"users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username</text:span> <text:span text:style-name="T5">=</text:span> Column(String(<text:span text:style-name="T7">255</text:span>), <text:span text:style-name="T3">unique</text:span><text:span text:style-name="T5">=</text:span><text:span text:style-name="T4">True</text:span>, <text:span text:style-name="T3">nullable</text:span><text:span text:style-name="T5">=</text:span><text:span text:style-name="T4">False</text:span>, <text:span text:style-name="T3">index</text:span><text:span text:style-name="T5">=</text:span><text:span text:style-name="T4">True</text:span>)</text:p>
      <text:p text:style-name="P1"><text:span text:style-name="T3">email</text:span> <text:span text:style-name="T5">=</text:span> Column(String(<text:span text:style-name="T7">255</text:span>), <text:span text:style-name="T3">unique</text:span><text:span text:style-name="T5">=</text:span><text:span text:style-name="T4">True</text:span>, <text:span text:style-name="T3">nullable</text:span><text:span text:style-name="T5">=</text:span><text:span text:style-name="T4">False</text:span>, <text:span text:style-name="T3">index</text:span><text:span text:style-name="T5">=</text:span><text:span text:style-name="T4">True</text:span>)</text:p>
      <text:p text:style-name="P1"><text:span text:style-name="T3">hashed_password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is_active</text:span> <text:span text:style-name="T5">=</text:span> Column(Boolean, <text:span text:style-name="T3">default</text:span><text:span text:style-name="T5">=</text:span><text:span text:style-name="T4">True</text:span>, <text:span text:style-name="T3">nullable</text:span><text:span text:style-name="T5">=</text:span><text:span text:style-name="T4">False</text:span>)</text:p>
      <text:p text:style-name="P1"><text:span text:style-name="T3">is_superuser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1"><text:span text:style-name="T3">is_admin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 <text:span text:style-name="T8"># Admin role</text:span></text:p>
      <text:p text:style-name="P1"><text:span text:style-name="T3">created_at</text:span> <text:span text:style-name="T5">=</text:span> Column(DateTime, <text:span text:style-name="T3">nullable</text:span><text:span text:style-name="T5">=</text:span><text:span text:style-name="T4">False</text:span>)</text:p>
      <text:p text:style-name="P1"><text:span text:style-name="T3">updated_at</text:span> <text:span text:style-name="T5">=</text:span> Column(DateTime, <text:span text:style-name="T3">nullable</text:span><text:span text:style-name="T5">=</text:span><text:span text:style-name="T4">True</text:span>)</text:p>
      <text:p text:style-name="P6"/>
      <text:p text:style-name="P1"><text:span text:style-name="T4">class</text:span> <text:span text:style-name="T2">TeamMemberModel</text:span>(<text:span text:style-name="T3">Base</text:span>):</text:p>
      <text:p text:style-name="P1"><text:span text:style-name="T3">__tablename__</text:span> <text:span text:style-name="T5">=</text:span> <text:span text:style-name="T6">"teammember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fullname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email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primary_department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secondary_department</text:span> <text:span text:style-name="T5">=</text:span> Column(ARRAY(String), <text:span text:style-name="T3">nullable</text:span><text:span text:style-name="T5">=</text:span><text:span text:style-name="T4">True</text:span>) <text:span text:style-name="T8"># List of departments</text:span></text:p>
      <text:p text:style-name="P1"><text:span text:style-name="T3">mobile_no</text:span> <text:span text:style-name="T5">=</text:span> Column(String(<text:span text:style-name="T7">13</text:span>), <text:span text:style-name="T3">nullable</text:span><text:span text:style-name="T5">=</text:span><text:span text:style-name="T4">True</text:span>)</text:p>
      <text:p text:style-name="P1"><text:span text:style-name="T3">alternative_no</text:span> <text:span text:style-name="T5">=</text:span> Column(String(<text:span text:style-name="T7">13</text:span>), <text:span text:style-name="T3">nullable</text:span><text:span text:style-name="T5">=</text:span><text:span text:style-name="T4">True</text:span>)</text:p>
      <text:p text:style-name="P1"><text:span text:style-name="T3">date_of_birth</text:span> <text:span text:style-name="T5">=</text:span> Column(DateTime)</text:p>
      <text:p text:style-name="P1"><text:span text:style-name="T3">date_of_join</text:span> <text:span text:style-name="T5">=</text:span> Column(DateTime)</text:p>
      <text:p text:style-name="P1"><text:span text:style-name="T3">cnic</text:span> <text:span text:style-name="T5">=</text:span> Column(String(<text:span text:style-name="T7">15</text:span>), <text:span text:style-name="T3">nullable</text:span><text:span text:style-name="T5">=</text:span><text:span text:style-name="T4">True</text:span>)</text:p>
      <text:p text:style-name="P1"><text:span text:style-name="T3">qualification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designation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advocate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address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city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oft-page-break/><text:span text:style-name="T3">lower_courts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lower_court_date</text:span> <text:span text:style-name="T5">=</text:span> Column(DateTime)</text:p>
      <text:p text:style-name="P1"><text:span text:style-name="T3">higher_courts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higher_court_date</text:span> <text:span text:style-name="T5">=</text:span> Column(DateTime)</text:p>
      <text:p text:style-name="P1"><text:span text:style-name="T3">supreme_courts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supreme_court_date</text:span> <text:span text:style-name="T5">=</text:span> Column(DateTime)</text:p>
      <text:p text:style-name="P1"><text:span text:style-name="T3">photo</text:span> <text:span text:style-name="T5">=</text:span> Column(String(<text:span text:style-name="T7">500</text:span>))</text:p>
      <text:p text:style-name="P1"><text:span text:style-name="T3">role</text:span> <text:span text:style-name="T5">=</text:span> Column(String(<text:span text:style-name="T7">20</text:span>), <text:span text:style-name="T3">nullable</text:span><text:span text:style-name="T5">=</text:span><text:span text:style-name="T4">True</text:span>)</text:p>
      <text:p text:style-name="P1"><text:span text:style-name="T3">location</text:span> <text:span text:style-name="T5">=</text:span> Column(String(<text:span text:style-name="T7">50</text:span>), <text:span text:style-name="T3">nullable</text:span><text:span text:style-name="T5">=</text:span><text:span text:style-name="T4">True</text:span>)</text:p>
      <text:p text:style-name="P1"><text:span text:style-name="T3">status</text:span> <text:span text:style-name="T5">=</text:span> Column(String(<text:span text:style-name="T7">20</text:span>), <text:span text:style-name="T3">nullable</text:span><text:span text:style-name="T5">=</text:span><text:span text:style-name="T4">False</text:span>)</text:p>
      <text:p text:style-name="P1"><text:span text:style-name="T3">active_cases</text:span> <text:span text:style-name="T5">=</text:span> Column(Integer, <text:span text:style-name="T3">nullable</text:span><text:span text:style-name="T5">=</text:span><text:span text:style-name="T4">True</text:span>)</text:p>
      <text:p text:style-name="P1"><text:span text:style-name="T3">department_permissions</text:span> <text:span text:style-name="T5">=</text:span> Column(JSONB, <text:span text:style-name="T3">nullable</text:span><text:span text:style-name="T5">=</text:span><text:span text:style-name="T4">True</text:span>)</text:p>
      <text:p text:style-name="P1"><text:span text:style-name="T3">archive_all_chats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1"><text:span text:style-name="T3">date_of_retirement</text:span> <text:span text:style-name="T5">=</text:span> Column(DateTime, <text:span text:style-name="T3">nullable</text:span><text:span text:style-name="T5">=</text:span><text:span text:style-name="T4">True</text:span>)</text:p>
      <text:p text:style-name="P6"/>
      <text:p text:style-name="P1"><text:span text:style-name="T4">class</text:span> <text:span text:style-name="T2">ClientsModel</text:span>(<text:span text:style-name="T3">Base</text:span>):</text:p>
      <text:p text:style-name="P1"><text:span text:style-name="T3">__tablename__</text:span> <text:span text:style-name="T5">=</text:span> <text:span text:style-name="T6">"clients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head_name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city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address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mobile_no</text:span> <text:span text:style-name="T5">=</text:span> Column(String(<text:span text:style-name="T7">13</text:span>), <text:span text:style-name="T3">nullable</text:span><text:span text:style-name="T5">=</text:span><text:span text:style-name="T4">True</text:span>)</text:p>
      <text:p text:style-name="P1"><text:span text:style-name="T3">email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status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client_associates</text:span> <text:span text:style-name="T5">=</text:span> Column(JSONB, <text:span text:style-name="T3">nullable</text:span><text:span text:style-name="T5">=</text:span><text:span text:style-name="T4">True</text:span>)</text:p>
      <text:p text:style-name="P1"><text:span text:style-name="T3">departments</text:span> <text:span text:style-name="T5">=</text:span> Column(ARRAY(String), <text:span text:style-name="T3">nullable</text:span><text:span text:style-name="T5">=</text:span><text:span text:style-name="T4">True</text:span>)</text:p>
      <text:p text:style-name="P1"><text:span text:style-name="T3">archive_all_chats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1"><text:span text:style-name="T3">is_archived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5"/>
      <text:p text:style-name="P1"><text:span text:style-name="T3">clients_cases</text:span> <text:span text:style-name="T5">=</text:span> relationship(<text:span text:style-name="T6">"CasesModel"</text:span>, <text:span text:style-name="T3">back_populates</text:span><text:span text:style-name="T5">=</text:span><text:span text:style-name="T6">"cases_clients"</text:span>)</text:p>
      <text:p text:style-name="P6"/>
      <text:p text:style-name="P1"><text:span text:style-name="T4">class</text:span> <text:span text:style-name="T2">DepartmentPermissionModel</text:span>(<text:span text:style-name="T3">Base</text:span>):</text:p>
      <text:p text:style-name="P1"><text:span text:style-name="T3">__tablename__</text:span> <text:span text:style-name="T5">=</text:span> <text:span text:style-name="T6">"department_permissions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team_member_id</text:span> <text:span text:style-name="T5">=</text:span> Column(Integer, ForeignKey(<text:span text:style-name="T6">"teammember.id"</text:span>), <text:span text:style-name="T3">nullable</text:span><text:span text:style-name="T5">=</text:span><text:span text:style-name="T4">False</text:span>)</text:p>
      <text:p text:style-name="P1"><text:span text:style-name="T3">department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can_read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1"><text:span text:style-name="T3">can_write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1"><text:span text:style-name="T3">created_at</text:span> <text:span text:style-name="T5">=</text:span> Column(DateTime, <text:span text:style-name="T3">nullable</text:span><text:span text:style-name="T5">=</text:span><text:span text:style-name="T4">False</text:span>)</text:p>
      <text:p text:style-name="P1"><text:span text:style-name="T3">updated_at</text:span> <text:span text:style-name="T5">=</text:span> Column(DateTime, <text:span text:style-name="T3">nullable</text:span><text:span text:style-name="T5">=</text:span><text:span text:style-name="T4">True</text:span>)</text:p>
      <text:p text:style-name="P5"/>
      <text:p text:style-name="P4"># Relationship (backref renamed to avoid conflict with department_permissions JSONB column)</text:p>
      <text:p text:style-name="P1"><text:span text:style-name="T3">team_member</text:span> <text:span text:style-name="T5">=</text:span> relationship(</text:p>
      <text:p text:style-name="P1"><text:span text:style-name="T6">"TeamMemberModel"</text:span>, <text:span text:style-name="T3">backref</text:span><text:span text:style-name="T5">=</text:span><text:span text:style-name="T6">"department_permissions_legacy"</text:span></text:p>
      <text:p text:style-name="P1">)</text:p>
      <text:p text:style-name="P6"/>
      <text:p text:style-name="P1"><text:span text:style-name="T4">class</text:span> <text:span text:style-name="T2">CasesModel</text:span>(<text:span text:style-name="T3">Base</text:span>):</text:p>
      <text:p text:style-name="P1"><text:soft-page-break/><text:span text:style-name="T3">__tablename__</text:span> <text:span text:style-name="T5">=</text:span> <text:span text:style-name="T6">"cases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client_id</text:span> <text:span text:style-name="T5">=</text:span> Column(Integer, ForeignKey(<text:span text:style-name="T6">"clients.id"</text:span>), <text:span text:style-name="T3">nullable</text:span><text:span text:style-name="T5">=</text:span><text:span text:style-name="T4">False</text:span>)</text:p>
      <text:p text:style-name="P1"><text:span text:style-name="T3">on_behalf_of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case_title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case_number</text:span> <text:span text:style-name="T5">=</text:span> Column(</text:p>
      <text:p text:style-name="P1">String(<text:span text:style-name="T7">255</text:span>), <text:span text:style-name="T3">nullable</text:span><text:span text:style-name="T5">=</text:span><text:span text:style-name="T4">True</text:span></text:p>
      <text:p text:style-name="P1">) <text:span text:style-name="T8"># Auto-generated: CASE + random numbers</text:span></text:p>
      <text:p text:style-name="P1"><text:span text:style-name="T3">description</text:span> <text:span text:style-name="T5">=</text:span> Column(String(<text:span text:style-name="T7">500</text:span>), <text:span text:style-name="T3">nullable</text:span><text:span text:style-name="T5">=</text:span><text:span text:style-name="T4">True</text:span>)</text:p>
      <text:p text:style-name="P1"><text:span text:style-name="T3">case_type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judge_id</text:span> <text:span text:style-name="T5">=</text:span> Column(Integer, ForeignKey(<text:span text:style-name="T6">"judges.id"</text:span>))</text:p>
      <text:p text:style-name="P1"><text:span text:style-name="T3">court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nature_of_suit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petitioner</text:span> <text:span text:style-name="T5">=</text:span> Column(String(<text:span text:style-name="T7">300</text:span>), <text:span text:style-name="T3">nullable</text:span><text:span text:style-name="T5">=</text:span><text:span text:style-name="T4">True</text:span>)</text:p>
      <text:p text:style-name="P1"><text:span text:style-name="T3">responser</text:span> <text:span text:style-name="T5">=</text:span> Column(String(<text:span text:style-name="T7">300</text:span>), <text:span text:style-name="T3">nullable</text:span><text:span text:style-name="T5">=</text:span><text:span text:style-name="T4">True</text:span>)</text:p>
      <text:p text:style-name="P1"><text:span text:style-name="T3">city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court_reference_url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filing_date</text:span> <text:span text:style-name="T5">=</text:span> Column(DateTime, <text:span text:style-name="T3">nullable</text:span><text:span text:style-name="T5">=</text:span><text:span text:style-name="T4">False</text:span>)</text:p>
      <text:p text:style-name="P1"><text:span text:style-name="T3">case_status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case_result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is_archived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1"><text:span text:style-name="T3">assigned_to</text:span> <text:span text:style-name="T5">=</text:span> Column(JSON, <text:span text:style-name="T3">nullable</text:span><text:span text:style-name="T5">=</text:span><text:span text:style-name="T4">True</text:span>)</text:p>
      <text:p text:style-name="P1"><text:span text:style-name="T3">followers</text:span> <text:span text:style-name="T5">=</text:span> Column(JSON, <text:span text:style-name="T3">nullable</text:span><text:span text:style-name="T5">=</text:span><text:span text:style-name="T4">True</text:span>)</text:p>
      <text:p text:style-name="P1"><text:span text:style-name="T3">created_at</text:span> <text:span text:style-name="T5">=</text:span> Column(DateTime, <text:span text:style-name="T3">nullable</text:span><text:span text:style-name="T5">=</text:span><text:span text:style-name="T4">False</text:span>)</text:p>
      <text:p text:style-name="P1"><text:span text:style-name="T3">proceeding_id</text:span> <text:span text:style-name="T5">=</text:span> Column(JSON, <text:span text:style-name="T3">nullable</text:span><text:span text:style-name="T5">=</text:span><text:span text:style-name="T4">True</text:span>)</text:p>
      <text:p text:style-name="P5"/>
      <text:p text:style-name="P1"><text:span text:style-name="T3">cases_clients</text:span> <text:span text:style-name="T5">=</text:span> relationship(<text:span text:style-name="T6">"ClientsModel"</text:span>, <text:span text:style-name="T3">back_populates</text:span><text:span text:style-name="T5">=</text:span><text:span text:style-name="T6">"clients_cases"</text:span>)</text:p>
      <text:p text:style-name="P1"><text:span text:style-name="T3">cases_judge</text:span> <text:span text:style-name="T5">=</text:span> relationship(<text:span text:style-name="T6">"JudgesModel"</text:span>, <text:span text:style-name="T3">back_populates</text:span><text:span text:style-name="T5">=</text:span><text:span text:style-name="T6">"judge_cases"</text:span>)</text:p>
      <text:p text:style-name="P1"><text:span text:style-name="T3">case_proceedings</text:span> <text:span text:style-name="T5">=</text:span> relationship(</text:p>
      <text:p text:style-name="P1"><text:span text:style-name="T6">"ProceedingsModel"</text:span>, <text:span text:style-name="T3">back_populates</text:span><text:span text:style-name="T5">=</text:span><text:span text:style-name="T6">"proceedings_case"</text:span></text:p>
      <text:p text:style-name="P1">)</text:p>
      <text:p text:style-name="P6"/>
      <text:p text:style-name="P1"><text:span text:style-name="T4">class</text:span> <text:span text:style-name="T2">ProceedingsModel</text:span>(<text:span text:style-name="T3">Base</text:span>):</text:p>
      <text:p text:style-name="P1"><text:span text:style-name="T3">__tablename__</text:span> <text:span text:style-name="T5">=</text:span> <text:span text:style-name="T6">"proceedings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case_id</text:span> <text:span text:style-name="T5">=</text:span> Column(Integer, ForeignKey(<text:span text:style-name="T6">"cases.id"</text:span>))</text:p>
      <text:p text:style-name="P1"><text:span text:style-name="T3">stage</text:span> <text:span text:style-name="T5">=</text:span> Column(String(<text:span text:style-name="T7">255</text:span>), <text:span text:style-name="T3">default</text:span><text:span text:style-name="T5">=</text:span><text:span text:style-name="T6">"End Stage"</text:span>, <text:span text:style-name="T3">nullable</text:span><text:span text:style-name="T5">=</text:span><text:span text:style-name="T4">True</text:span>)</text:p>
      <text:p text:style-name="P1"><text:span text:style-name="T3">date_of_hearing</text:span> <text:span text:style-name="T5">=</text:span> Column(DateTime, <text:span text:style-name="T3">nullable</text:span><text:span text:style-name="T5">=</text:span><text:span text:style-name="T4">True</text:span>)</text:p>
      <text:p text:style-name="P1"><text:span text:style-name="T3">next_hearing_date</text:span> <text:span text:style-name="T5">=</text:span> Column(DateTime, <text:span text:style-name="T3">nullable</text:span><text:span text:style-name="T5">=</text:span><text:span text:style-name="T4">True</text:span>)</text:p>
      <text:p text:style-name="P1"><text:span text:style-name="T3">plaintiff_attendance</text:span> <text:span text:style-name="T5">=</text:span> Column(JSONB, <text:span text:style-name="T3">nullable</text:span><text:span text:style-name="T5">=</text:span><text:span text:style-name="T4">False</text:span>)</text:p>
      <text:p text:style-name="P1"><text:span text:style-name="T3">defendant_attendance</text:span> <text:span text:style-name="T5">=</text:span> Column(JSONB, <text:span text:style-name="T3">nullable</text:span><text:span text:style-name="T5">=</text:span><text:span text:style-name="T4">True</text:span>)</text:p>
      <text:p text:style-name="P1"><text:span text:style-name="T3">observations</text:span> <text:span text:style-name="T5">=</text:span> Column(JSONB, <text:span text:style-name="T3">nullable</text:span><text:span text:style-name="T5">=</text:span><text:span text:style-name="T4">False</text:span>)</text:p>
      <text:p text:style-name="P1"><text:span text:style-name="T3">mark_as_favorite</text:span> <text:span text:style-name="T5">=</text:span> Column(Boolean, <text:span text:style-name="T3">nullable</text:span><text:span text:style-name="T5">=</text:span><text:span text:style-name="T4">False</text:span>)</text:p>
      <text:p text:style-name="P1"><text:span text:style-name="T3">summary</text:span> <text:span text:style-name="T5">=</text:span> Column(String(<text:span text:style-name="T7">2000</text:span>), <text:span text:style-name="T3">nullable</text:span><text:span text:style-name="T5">=</text:span><text:span text:style-name="T4">True</text:span>)</text:p>
      <text:p text:style-name="P1"><text:span text:style-name="T3">court_proceedings</text:span> <text:span text:style-name="T5">=</text:span> Column(String(<text:span text:style-name="T7">1000</text:span>), <text:span text:style-name="T3">nullable</text:span><text:span text:style-name="T5">=</text:span><text:span text:style-name="T4">True</text:span>)</text:p>
      <text:p text:style-name="P1"><text:span text:style-name="T3">file_attachments</text:span> <text:span text:style-name="T5">=</text:span> Column(JSONB, <text:span text:style-name="T3">nullable</text:span><text:span text:style-name="T5">=</text:span><text:span text:style-name="T4">True</text:span>)</text:p>
      <text:p text:style-name="P1"><text:span text:style-name="T3">from_city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to_city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created_by_team_member_id</text:span> <text:span text:style-name="T5">=</text:span> Column(</text:p>
      <text:p text:style-name="P1"><text:soft-page-break/>Integer, ForeignKey(<text:span text:style-name="T6">"teammember.id"</text:span>), <text:span text:style-name="T3">nullable</text:span><text:span text:style-name="T5">=</text:span><text:span text:style-name="T4">True</text:span></text:p>
      <text:p text:style-name="P1">)</text:p>
      <text:p text:style-name="P1"><text:span text:style-name="T3">is_archived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1"><text:span text:style-name="T3">is_send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1"><text:span text:style-name="T3">created_at</text:span> <text:span text:style-name="T5">=</text:span> Column(DateTime,<text:span text:style-name="T3">nullable</text:span><text:span text:style-name="T5">=</text:span><text:span text:style-name="T4">False</text:span>,<text:span text:style-name="T3">default</text:span><text:span text:style-name="T5">=</text:span><text:span text:style-name="T2">datetime</text:span>.<text:span text:style-name="T9">utcnow</text:span> )</text:p>
      <text:p text:style-name="P5"/>
      <text:p text:style-name="P1"><text:span text:style-name="T3">proceedings_case</text:span> <text:span text:style-name="T5">=</text:span> relationship(<text:span text:style-name="T6">"CasesModel"</text:span>, <text:span text:style-name="T3">back_populates</text:span><text:span text:style-name="T5">=</text:span><text:span text:style-name="T6">"case_proceedings"</text:span>)</text:p>
      <text:p text:style-name="P6"/>
      <text:p text:style-name="P1"><text:span text:style-name="T4">class</text:span> <text:span text:style-name="T2">TaskModel</text:span>(<text:span text:style-name="T3">Base</text:span>):</text:p>
      <text:p text:style-name="P1"><text:span text:style-name="T3">__tablename__</text:span> <text:span text:style-name="T5">=</text:span> <text:span text:style-name="T6">"task_management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title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description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status</text:span> <text:span text:style-name="T5">=</text:span> Column(String(<text:span text:style-name="T7">255</text:span>), <text:span text:style-name="T3">nullable</text:span><text:span text:style-name="T5">=</text:span><text:span text:style-name="T4">False</text:span>, <text:span text:style-name="T3">server_default</text:span><text:span text:style-name="T5">=</text:span><text:span text:style-name="T6">"Pending"</text:span>)</text:p>
      <text:p text:style-name="P1"><text:span text:style-name="T3">priority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category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due_date</text:span> <text:span text:style-name="T5">=</text:span> Column(DateTime, <text:span text:style-name="T3">nullable</text:span><text:span text:style-name="T5">=</text:span><text:span text:style-name="T4">True</text:span>)</text:p>
      <text:p text:style-name="P1"><text:span text:style-name="T3">head_department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case_id</text:span> <text:span text:style-name="T5">=</text:span> Column(Integer, ForeignKey(<text:span text:style-name="T6">"cases.id"</text:span>), <text:span text:style-name="T3">nullable</text:span><text:span text:style-name="T5">=</text:span><text:span text:style-name="T4">True</text:span>)</text:p>
      <text:p text:style-name="P1"><text:span text:style-name="T3">assigned_to</text:span> <text:span text:style-name="T5">=</text:span> Column(JSON, <text:span text:style-name="T3">nullable</text:span><text:span text:style-name="T5">=</text:span><text:span text:style-name="T4">True</text:span>)</text:p>
      <text:p text:style-name="P1"><text:span text:style-name="T3">followers</text:span> <text:span text:style-name="T5">=</text:span> Column(JSON, <text:span text:style-name="T3">nullable</text:span><text:span text:style-name="T5">=</text:span><text:span text:style-name="T4">True</text:span>)</text:p>
      <text:p text:style-name="P1"><text:span text:style-name="T3">initial_comments</text:span> <text:span text:style-name="T5">=</text:span> Column(String(<text:span text:style-name="T7">500</text:span>), <text:span text:style-name="T3">nullable</text:span><text:span text:style-name="T5">=</text:span><text:span text:style-name="T4">True</text:span>)</text:p>
      <text:p text:style-name="P1"><text:span text:style-name="T3">time_tracking</text:span> <text:span text:style-name="T5">=</text:span> Column(DateTime, <text:span text:style-name="T3">nullable</text:span><text:span text:style-name="T5">=</text:span><text:span text:style-name="T4">True</text:span>, <text:span text:style-name="T3">default</text:span><text:span text:style-name="T5">=</text:span><text:span text:style-name="T4">None</text:span>)</text:p>
      <text:p text:style-name="P1"><text:span text:style-name="T3">timer_start_time</text:span> <text:span text:style-name="T5">=</text:span> Column(DateTime, <text:span text:style-name="T3">nullable</text:span><text:span text:style-name="T5">=</text:span><text:span text:style-name="T4">True</text:span>)</text:p>
      <text:p text:style-name="P1"><text:span text:style-name="T3">timer_stopped_time</text:span> <text:span text:style-name="T5">=</text:span> Column(DateTime, <text:span text:style-name="T3">nullable</text:span><text:span text:style-name="T5">=</text:span><text:span text:style-name="T4">True</text:span>)</text:p>
      <text:p text:style-name="P1"><text:span text:style-name="T3">total_time_seconds</text:span> <text:span text:style-name="T5">=</text:span> Column(Integer, <text:span text:style-name="T3">server_default</text:span><text:span text:style-name="T5">=</text:span><text:span text:style-name="T6">"0"</text:span>, <text:span text:style-name="T3">nullable</text:span><text:span text:style-name="T5">=</text:span><text:span text:style-name="T4">False</text:span>)</text:p>
      <text:p text:style-name="P1"><text:span text:style-name="T3">time_tracking_history</text:span> <text:span text:style-name="T5">=</text:span> Column(JSONB, <text:span text:style-name="T3">nullable</text:span><text:span text:style-name="T5">=</text:span><text:span text:style-name="T4">True</text:span>)</text:p>
      <text:p text:style-name="P1"><text:span text:style-name="T3">attachments</text:span> <text:span text:style-name="T5">=</text:span> Column(JSONB, <text:span text:style-name="T3">nullable</text:span><text:span text:style-name="T5">=</text:span><text:span text:style-name="T4">True</text:span>)</text:p>
      <text:p text:style-name="P1"><text:span text:style-name="T3">comments</text:span> <text:span text:style-name="T5">=</text:span> Column(String(<text:span text:style-name="T7">255</text:span>), <text:span text:style-name="T3">nullable</text:span><text:span text:style-name="T5">=</text:span><text:span text:style-name="T4">True</text:span>, <text:span text:style-name="T3">default</text:span><text:span text:style-name="T5">=</text:span><text:span text:style-name="T6">"null"</text:span>)</text:p>
      <text:p text:style-name="P1"><text:span text:style-name="T3">deadline_history</text:span> <text:span text:style-name="T5">=</text:span> Column(JSONB, <text:span text:style-name="T3">nullable</text:span><text:span text:style-name="T5">=</text:span><text:span text:style-name="T4">True</text:span>)</text:p>
      <text:p text:style-name="P1"><text:span text:style-name="T3">change_history</text:span> <text:span text:style-name="T5">=</text:span> Column(</text:p>
      <text:p text:style-name="P1">JSONB, <text:span text:style-name="T3">nullable</text:span><text:span text:style-name="T5">=</text:span><text:span text:style-name="T4">True</text:span></text:p>
      <text:p text:style-name="P1">) <text:span text:style-name="T8"># Comprehensive history of all field changes</text:span></text:p>
      <text:p text:style-name="P1"><text:span text:style-name="T3">is_archived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6"/>
      <text:p text:style-name="P1"><text:span text:style-name="T4">class</text:span> <text:span text:style-name="T2">CommunicationThreadModel</text:span>(<text:span text:style-name="T3">Base</text:span>):</text:p>
      <text:p text:style-name="P1"><text:span text:style-name="T3">__tablename__</text:span> <text:span text:style-name="T5">=</text:span> <text:span text:style-name="T6">"communication_threads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case_id</text:span> <text:span text:style-name="T5">=</text:span> Column(Integer, ForeignKey(<text:span text:style-name="T6">"cases.id"</text:span>), <text:span text:style-name="T3">nullable</text:span><text:span text:style-name="T5">=</text:span><text:span text:style-name="T4">False</text:span>)</text:p>
      <text:p text:style-name="P1"><text:span text:style-name="T3">communication_type</text:span> <text:span text:style-name="T5">=</text:span> Column(String(<text:span text:style-name="T7">20</text:span>), <text:span text:style-name="T3">nullable</text:span><text:span text:style-name="T5">=</text:span><text:span text:style-name="T4">False</text:span>)</text:p>
      <text:p text:style-name="P1"><text:span text:style-name="T3">subject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created_by_id</text:span> <text:span text:style-name="T5">=</text:span> Column(Integer, <text:span text:style-name="T3">nullable</text:span><text:span text:style-name="T5">=</text:span><text:span text:style-name="T4">False</text:span>)</text:p>
      <text:p text:style-name="P1"><text:span text:style-name="T3">created_by_type</text:span> <text:span text:style-name="T5">=</text:span> Column(String(<text:span text:style-name="T7">20</text:span>), <text:span text:style-name="T3">nullable</text:span><text:span text:style-name="T5">=</text:span><text:span text:style-name="T4">False</text:span>)</text:p>
      <text:p text:style-name="P1"><text:span text:style-name="T3">created_at</text:span> <text:span text:style-name="T5">=</text:span> Column(DateTime, <text:span text:style-name="T3">nullable</text:span><text:span text:style-name="T5">=</text:span><text:span text:style-name="T4">False</text:span>)</text:p>
      <text:p text:style-name="P1"><text:span text:style-name="T3">is_archived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1"><text:span text:style-name="T3">participants</text:span> <text:span text:style-name="T5">=</text:span> Column(JSON, <text:span text:style-name="T3">nullable</text:span><text:span text:style-name="T5">=</text:span><text:span text:style-name="T4">False</text:span>)</text:p>
      <text:p text:style-name="P1"><text:span text:style-name="T3">seen_by</text:span> <text:span text:style-name="T5">=</text:span> Column(JSON, <text:span text:style-name="T3">nullable</text:span><text:span text:style-name="T5">=</text:span><text:span text:style-name="T4">True</text:span>)</text:p>
      <text:p text:style-name="P4"># for soft delete attributes</text:p>
      <text:p text:style-name="P1"><text:soft-page-break/><text:span text:style-name="T3">is_deleted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True</text:span>)</text:p>
      <text:p text:style-name="P1"><text:span text:style-name="T3">deleted_at</text:span> <text:span text:style-name="T5">=</text:span> Column(DateTime, <text:span text:style-name="T3">nullable</text:span><text:span text:style-name="T5">=</text:span><text:span text:style-name="T4">True</text:span>)</text:p>
      <text:p text:style-name="P1"><text:span text:style-name="T3">thread_messages</text:span> <text:span text:style-name="T5">=</text:span> relationship(</text:p>
      <text:p text:style-name="P1"><text:span text:style-name="T6">"CommunicationMessageModel"</text:span>,</text:p>
      <text:p text:style-name="P1"><text:span text:style-name="T3">back_populates</text:span><text:span text:style-name="T5">=</text:span><text:span text:style-name="T6">"thread"</text:span>,</text:p>
      <text:p text:style-name="P1"><text:span text:style-name="T3">cascade</text:span><text:span text:style-name="T5">=</text:span><text:span text:style-name="T6">"all, delete-orphan"</text:span>,</text:p>
      <text:p text:style-name="P1">)</text:p>
      <text:p text:style-name="P6"/>
      <text:p text:style-name="P1"><text:span text:style-name="T4">class</text:span> <text:span text:style-name="T2">CommunicationMessageModel</text:span>(<text:span text:style-name="T3">Base</text:span>):</text:p>
      <text:p text:style-name="P1"><text:span text:style-name="T3">__tablename__</text:span> <text:span text:style-name="T5">=</text:span> <text:span text:style-name="T6">"communication_messages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thread_id</text:span> <text:span text:style-name="T5">=</text:span> Column(Integer, ForeignKey(<text:span text:style-name="T6">"communication_threads.id"</text:span>), <text:span text:style-name="T3">nullable</text:span><text:span text:style-name="T5">=</text:span><text:span text:style-name="T4">False</text:span>)</text:p>
      <text:p text:style-name="P1"><text:span text:style-name="T3">sender_id</text:span> <text:span text:style-name="T5">=</text:span> Column(Integer, <text:span text:style-name="T3">nullable</text:span><text:span text:style-name="T5">=</text:span><text:span text:style-name="T4">False</text:span>)</text:p>
      <text:p text:style-name="P1"><text:span text:style-name="T3">sender_type</text:span> <text:span text:style-name="T5">=</text:span> Column(String(<text:span text:style-name="T7">20</text:span>), <text:span text:style-name="T3">nullable</text:span><text:span text:style-name="T5">=</text:span><text:span text:style-name="T4">False</text:span>)</text:p>
      <text:p text:style-name="P1"><text:span text:style-name="T3">message</text:span> <text:span text:style-name="T5">=</text:span> Column(String(<text:span text:style-name="T7">1000</text:span>), <text:span text:style-name="T3">nullable</text:span><text:span text:style-name="T5">=</text:span><text:span text:style-name="T4">False</text:span>)</text:p>
      <text:p text:style-name="P1"><text:span text:style-name="T3">created_at</text:span> <text:span text:style-name="T5">=</text:span> Column(DateTime, <text:span text:style-name="T3">nullable</text:span><text:span text:style-name="T5">=</text:span><text:span text:style-name="T4">False</text:span>)</text:p>
      <text:p text:style-name="P1"><text:span text:style-name="T3">is_archived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5"/>
      <text:p text:style-name="P1"><text:span text:style-name="T3">thread</text:span> <text:span text:style-name="T5">=</text:span> relationship(<text:span text:style-name="T6">"CommunicationThreadModel"</text:span>, <text:span text:style-name="T3">back_populates</text:span><text:span text:style-name="T5">=</text:span><text:span text:style-name="T6">"thread_messages"</text:span>)</text:p>
      <text:p text:style-name="P6"/>
      <text:p text:style-name="P1"><text:span text:style-name="T4">class</text:span> <text:span text:style-name="T2">JudgesModel</text:span>(<text:span text:style-name="T3">Base</text:span>):</text:p>
      <text:p text:style-name="P1"><text:span text:style-name="T3">__tablename__</text:span> <text:span text:style-name="T5">=</text:span> <text:span text:style-name="T6">"judges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name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designation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city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email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phone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specialty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photo</text:span> <text:span text:style-name="T5">=</text:span> Column(String(<text:span text:style-name="T7">255</text:span>), <text:span text:style-name="T3">nullable</text:span><text:span text:style-name="T5">=</text:span><text:span text:style-name="T4">True</text:span>)</text:p>
      <text:p text:style-name="P1"><text:span text:style-name="T3">active_cases</text:span> <text:span text:style-name="T5">=</text:span> Column(ARRAY(Integer),<text:span text:style-name="T3">nullable</text:span><text:span text:style-name="T5">=</text:span><text:span text:style-name="T4">True</text:span>)</text:p>
      <text:p text:style-name="P1"><text:span text:style-name="T3">case_id</text:span> <text:span text:style-name="T5">=</text:span> Column(JSON, <text:span text:style-name="T3">nullable</text:span><text:span text:style-name="T5">=</text:span><text:span text:style-name="T4">True</text:span>)</text:p>
      <text:p text:style-name="P5"/>
      <text:p text:style-name="P1"><text:span text:style-name="T3">judge_cases</text:span> <text:span text:style-name="T5">=</text:span> relationship(<text:span text:style-name="T6">"CasesModel"</text:span>, <text:span text:style-name="T3">back_populates</text:span><text:span text:style-name="T5">=</text:span><text:span text:style-name="T6">"cases_judge"</text:span>)</text:p>
      <text:p text:style-name="P6"/>
      <text:p text:style-name="P1"><text:span text:style-name="T4">class</text:span> <text:span text:style-name="T2">CommentModel</text:span>(<text:span text:style-name="T3">Base</text:span>):</text:p>
      <text:p text:style-name="P1"><text:span text:style-name="T3">__tablename__</text:span> <text:span text:style-name="T5">=</text:span> <text:span text:style-name="T6">"comments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case_id</text:span> <text:span text:style-name="T5">=</text:span> Column(Integer, ForeignKey(<text:span text:style-name="T6">"cases.id"</text:span>), <text:span text:style-name="T3">nullable</text:span><text:span text:style-name="T5">=</text:span><text:span text:style-name="T4">True</text:span>)</text:p>
      <text:p text:style-name="P1"><text:span text:style-name="T3">task_id</text:span> <text:span text:style-name="T5">=</text:span> Column(Integer, ForeignKey(<text:span text:style-name="T6">"task_management.id"</text:span>), <text:span text:style-name="T3">nullable</text:span><text:span text:style-name="T5">=</text:span><text:span text:style-name="T4">True</text:span>)</text:p>
      <text:p text:style-name="P1"><text:span text:style-name="T3">commenter_id</text:span> <text:span text:style-name="T5">=</text:span> Column(Integer, <text:span text:style-name="T3">nullable</text:span><text:span text:style-name="T5">=</text:span><text:span text:style-name="T4">False</text:span>)</text:p>
      <text:p text:style-name="P1"><text:span text:style-name="T3">commenter_type</text:span> <text:span text:style-name="T5">=</text:span> Column(String(<text:span text:style-name="T7">20</text:span>), <text:span text:style-name="T3">nullable</text:span><text:span text:style-name="T5">=</text:span><text:span text:style-name="T4">False</text:span>)</text:p>
      <text:p text:style-name="P1"><text:span text:style-name="T3">commenter_email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comment_text</text:span> <text:span text:style-name="T5">=</text:span> Column(String(<text:span text:style-name="T7">1000</text:span>), <text:span text:style-name="T3">nullable</text:span><text:span text:style-name="T5">=</text:span><text:span text:style-name="T4">False</text:span>)</text:p>
      <text:p text:style-name="P1"><text:span text:style-name="T3">created_at</text:span> <text:span text:style-name="T5">=</text:span> Column(DateTime, <text:span text:style-name="T3">nullable</text:span><text:span text:style-name="T5">=</text:span><text:span text:style-name="T4">False</text:span>)</text:p>
      <text:p text:style-name="P1"><text:span text:style-name="T3">updated_at</text:span> <text:span text:style-name="T5">=</text:span> Column(DateTime, <text:span text:style-name="T3">nullable</text:span><text:span text:style-name="T5">=</text:span><text:span text:style-name="T4">True</text:span>)</text:p>
      <text:p text:style-name="P1"><text:span text:style-name="T3">seen_by</text:span> <text:span text:style-name="T5">=</text:span> Column(JSON, <text:span text:style-name="T3">nullable</text:span><text:span text:style-name="T5">=</text:span><text:span text:style-name="T4">True</text:span>)</text:p>
      <text:p text:style-name="P5"><text:soft-page-break/></text:p>
      <text:p text:style-name="P4"># Relationships</text:p>
      <text:p text:style-name="P1"><text:span text:style-name="T3">comment_case</text:span> <text:span text:style-name="T5">=</text:span> relationship(<text:span text:style-name="T6">"CasesModel"</text:span>, <text:span text:style-name="T3">foreign_keys</text:span><text:span text:style-name="T5">=</text:span>[<text:span text:style-name="T3">case_id</text:span>])</text:p>
      <text:p text:style-name="P1"><text:span text:style-name="T3">comment_task</text:span> <text:span text:style-name="T5">=</text:span> relationship(<text:span text:style-name="T6">"TaskModel"</text:span>, <text:span text:style-name="T3">foreign_keys</text:span><text:span text:style-name="T5">=</text:span>[<text:span text:style-name="T3">task_id</text:span>])</text:p>
      <text:p text:style-name="P6"/>
      <text:p text:style-name="P1"><text:span text:style-name="T4">class</text:span> <text:span text:style-name="T2">ProfessionalFeesModel</text:span>(<text:span text:style-name="T3">Base</text:span>):</text:p>
      <text:p text:style-name="P1"><text:span text:style-name="T3">__tablename__</text:span> <text:span text:style-name="T5">=</text:span> <text:span text:style-name="T6">"professional_fees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case_id</text:span> <text:span text:style-name="T5">=</text:span> Column(Integer, ForeignKey(<text:span text:style-name="T6">"cases.id"</text:span>), <text:span text:style-name="T3">nullable</text:span><text:span text:style-name="T5">=</text:span><text:span text:style-name="T4">False</text:span>)</text:p>
      <text:p text:style-name="P1"><text:span text:style-name="T3">date</text:span> <text:span text:style-name="T5">=</text:span> Column(DateTime, <text:span text:style-name="T3">nullable</text:span><text:span text:style-name="T5">=</text:span><text:span text:style-name="T4">False</text:span>)</text:p>
      <text:p text:style-name="P1"><text:span text:style-name="T3">total</text:span> <text:span text:style-name="T5">=</text:span> Column(Numeric(<text:span text:style-name="T7">15</text:span>, <text:span text:style-name="T7">2</text:span>), <text:span text:style-name="T3">nullable</text:span><text:span text:style-name="T5">=</text:span><text:span text:style-name="T4">False</text:span>) <text:span text:style-name="T8"># Total after discount</text:span></text:p>
      <text:p text:style-name="P1"><text:span text:style-name="T3">original_fees</text:span> <text:span text:style-name="T5">=</text:span> Column(</text:p>
      <text:p text:style-name="P1">Numeric(<text:span text:style-name="T7">15</text:span>, <text:span text:style-name="T7">2</text:span>), <text:span text:style-name="T3">nullable</text:span><text:span text:style-name="T5">=</text:span><text:span text:style-name="T4">True</text:span></text:p>
      <text:p text:style-name="P1">) <text:span text:style-name="T8"># Original total before discount</text:span></text:p>
      <text:p text:style-name="P1"><text:span text:style-name="T3">discount</text:span> <text:span text:style-name="T5">=</text:span> Column(</text:p>
      <text:p text:style-name="P1">Numeric(<text:span text:style-name="T7">15</text:span>, <text:span text:style-name="T7">2</text:span>), <text:span text:style-name="T3">nullable</text:span><text:span text:style-name="T5">=</text:span><text:span text:style-name="T4">True</text:span>, <text:span text:style-name="T3">default</text:span><text:span text:style-name="T5">=</text:span><text:span text:style-name="T7">0</text:span></text:p>
      <text:p text:style-name="P1">) <text:span text:style-name="T8"># Discount amount (fixed value)</text:span></text:p>
      <text:p text:style-name="P1"><text:span text:style-name="T3">received</text:span> <text:span text:style-name="T5">=</text:span> Column(Numeric(<text:span text:style-name="T7">15</text:span>, <text:span text:style-name="T7">2</text:span>), <text:span text:style-name="T3">nullable</text:span><text:span text:style-name="T5">=</text:span><text:span text:style-name="T4">False</text:span>, <text:span text:style-name="T3">default</text:span><text:span text:style-name="T5">=</text:span><text:span text:style-name="T7">0</text:span>)</text:p>
      <text:p text:style-name="P1"><text:span text:style-name="T3">balance</text:span> <text:span text:style-name="T5">=</text:span> Column(Numeric(<text:span text:style-name="T7">15</text:span>, <text:span text:style-name="T7">2</text:span>), <text:span text:style-name="T3">nullable</text:span><text:span text:style-name="T5">=</text:span><text:span text:style-name="T4">False</text:span>)</text:p>
      <text:p text:style-name="P1"><text:span text:style-name="T3">referral_percentage</text:span> <text:span text:style-name="T5">=</text:span> Column(Numeric(<text:span text:style-name="T7">5</text:span>, <text:span text:style-name="T7">2</text:span>), <text:span text:style-name="T3">nullable</text:span><text:span text:style-name="T5">=</text:span><text:span text:style-name="T4">True</text:span>)</text:p>
      <text:p text:style-name="P1"><text:span text:style-name="T3">referral_amount</text:span> <text:span text:style-name="T5">=</text:span> Column(Numeric(<text:span text:style-name="T7">15</text:span>, <text:span text:style-name="T7">2</text:span>), <text:span text:style-name="T3">nullable</text:span><text:span text:style-name="T5">=</text:span><text:span text:style-name="T4">True</text:span>)</text:p>
      <text:p text:style-name="P1"><text:span text:style-name="T3">local_pool_percentage</text:span> <text:span text:style-name="T5">=</text:span> Column(</text:p>
      <text:p text:style-name="P1">Numeric(<text:span text:style-name="T7">5</text:span>, <text:span text:style-name="T7">2</text:span>), <text:span text:style-name="T3">nullable</text:span><text:span text:style-name="T5">=</text:span><text:span text:style-name="T4">True</text:span></text:p>
      <text:p text:style-name="P1">) <text:span text:style-name="T8"># Local pool percentage (e.g., 10%)</text:span></text:p>
      <text:p text:style-name="P1"><text:span text:style-name="T3">local_pool_amount</text:span> <text:span text:style-name="T5">=</text:span> Column(</text:p>
      <text:p text:style-name="P1">Numeric(<text:span text:style-name="T7">15</text:span>, <text:span text:style-name="T7">2</text:span>), <text:span text:style-name="T3">nullable</text:span><text:span text:style-name="T5">=</text:span><text:span text:style-name="T4">True</text:span></text:p>
      <text:p text:style-name="P1">) <text:span text:style-name="T8"># Calculated: total * local_pool_percentage / 100</text:span></text:p>
      <text:p text:style-name="P1"><text:span text:style-name="T3">main_pool_percentage</text:span> <text:span text:style-name="T5">=</text:span> Column(</text:p>
      <text:p text:style-name="P1">Numeric(<text:span text:style-name="T7">5</text:span>, <text:span text:style-name="T7">2</text:span>), <text:span text:style-name="T3">nullable</text:span><text:span text:style-name="T5">=</text:span><text:span text:style-name="T4">True</text:span></text:p>
      <text:p text:style-name="P1">) <text:span text:style-name="T8"># Main pool percentage (e.g., 40%)</text:span></text:p>
      <text:p text:style-name="P1"><text:span text:style-name="T3">main_pool_amount</text:span> <text:span text:style-name="T5">=</text:span> Column(Numeric(<text:span text:style-name="T7">15</text:span>, <text:span text:style-name="T7">2</text:span>), <text:span text:style-name="T3">nullable</text:span><text:span text:style-name="T5">=</text:span><text:span text:style-name="T4">True</text:span>)</text:p>
      <text:p text:style-name="P1"><text:span text:style-name="T3">advance_payment</text:span> <text:span text:style-name="T5">=</text:span> Column(</text:p>
      <text:p text:style-name="P1">Numeric(<text:span text:style-name="T7">15</text:span>, <text:span text:style-name="T7">2</text:span>), <text:span text:style-name="T3">nullable</text:span><text:span text:style-name="T5">=</text:span><text:span text:style-name="T4">True</text:span></text:p>
      <text:p text:style-name="P1">) <text:span text:style-name="T8"># Advance payment from client to cover case expenses</text:span></text:p>
      <text:p text:style-name="P1"><text:span text:style-name="T3">is_received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1"><text:span text:style-name="T3">created_at</text:span> <text:span text:style-name="T5">=</text:span> Column(DateTime, <text:span text:style-name="T3">nullable</text:span><text:span text:style-name="T5">=</text:span><text:span text:style-name="T4">False</text:span>, <text:span text:style-name="T3">default</text:span><text:span text:style-name="T5">=</text:span><text:span text:style-name="T2">datetime</text:span>.<text:span text:style-name="T9">utcnow</text:span>)</text:p>
      <text:p text:style-name="P1"><text:span text:style-name="T3">updated_at</text:span> <text:span text:style-name="T5">=</text:span> Column(DateTime, <text:span text:style-name="T3">nullable</text:span><text:span text:style-name="T5">=</text:span><text:span text:style-name="T4">True</text:span>)</text:p>
      <text:p text:style-name="P5"/>
      <text:p text:style-name="P4"># Relationships</text:p>
      <text:p text:style-name="P1"><text:span text:style-name="T3">case</text:span> <text:span text:style-name="T5">=</text:span> relationship(<text:span text:style-name="T6">"CasesModel"</text:span>, <text:span text:style-name="T3">backref</text:span><text:span text:style-name="T5">=</text:span><text:span text:style-name="T6">"professional_fees"</text:span>)</text:p>
      <text:p text:style-name="P6"/>
      <text:p text:style-name="P1"><text:span text:style-name="T4">class</text:span> <text:span text:style-name="T2">MonthlyRetainerModel</text:span>(<text:span text:style-name="T3">Base</text:span>):</text:p>
      <text:p text:style-name="P1"><text:span text:style-name="T3">__tablename__</text:span> <text:span text:style-name="T5">=</text:span> <text:span text:style-name="T6">"monthly_retainer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client_id</text:span> <text:span text:style-name="T5">=</text:span> Column(Integer, ForeignKey(<text:span text:style-name="T6">"clients.id"</text:span>), <text:span text:style-name="T3">nullable</text:span><text:span text:style-name="T5">=</text:span><text:span text:style-name="T4">False</text:span>)</text:p>
      <text:p text:style-name="P1"><text:span text:style-name="T3">date</text:span> <text:span text:style-name="T5">=</text:span> Column(DateTime, <text:span text:style-name="T3">nullable</text:span><text:span text:style-name="T5">=</text:span><text:span text:style-name="T4">False</text:span>)</text:p>
      <text:p text:style-name="P1"><text:span text:style-name="T3">amount_received</text:span> <text:span text:style-name="T5">=</text:span> Column(Numeric(<text:span text:style-name="T7">15</text:span>, <text:span text:style-name="T7">2</text:span>), <text:span text:style-name="T3">nullable</text:span><text:span text:style-name="T5">=</text:span><text:span text:style-name="T4">False</text:span>)</text:p>
      <text:p text:style-name="P1"><text:span text:style-name="T3">local_pool_percentage</text:span> <text:span text:style-name="T5">=</text:span> Column(Numeric(<text:span text:style-name="T7">5</text:span>, <text:span text:style-name="T7">2</text:span>), <text:span text:style-name="T3">nullable</text:span><text:span text:style-name="T5">=</text:span><text:span text:style-name="T4">True</text:span>)</text:p>
      <text:p text:style-name="P1"><text:soft-page-break/><text:span text:style-name="T3">local_pool_amount</text:span> <text:span text:style-name="T5">=</text:span> Column(Numeric(<text:span text:style-name="T7">15</text:span>, <text:span text:style-name="T7">2</text:span>), <text:span text:style-name="T3">nullable</text:span><text:span text:style-name="T5">=</text:span><text:span text:style-name="T4">True</text:span>)</text:p>
      <text:p text:style-name="P1"><text:span text:style-name="T3">main_pool_percentage</text:span> <text:span text:style-name="T5">=</text:span> Column(Numeric(<text:span text:style-name="T7">5</text:span>, <text:span text:style-name="T7">2</text:span>), <text:span text:style-name="T3">nullable</text:span><text:span text:style-name="T5">=</text:span><text:span text:style-name="T4">True</text:span>)</text:p>
      <text:p text:style-name="P1"><text:span text:style-name="T3">main_pool_amount</text:span> <text:span text:style-name="T5">=</text:span> Column(Numeric(<text:span text:style-name="T7">15</text:span>, <text:span text:style-name="T7">2</text:span>), <text:span text:style-name="T3">nullable</text:span><text:span text:style-name="T5">=</text:span><text:span text:style-name="T4">True</text:span>)</text:p>
      <text:p text:style-name="P1"><text:span text:style-name="T3">created_at</text:span> <text:span text:style-name="T5">=</text:span> Column(DateTime, <text:span text:style-name="T3">nullable</text:span><text:span text:style-name="T5">=</text:span><text:span text:style-name="T4">False</text:span>, <text:span text:style-name="T3">default</text:span><text:span text:style-name="T5">=</text:span><text:span text:style-name="T2">datetime</text:span>.<text:span text:style-name="T9">utcnow</text:span>)</text:p>
      <text:p text:style-name="P1"><text:span text:style-name="T3">updated_at</text:span> <text:span text:style-name="T5">=</text:span> Column(DateTime, <text:span text:style-name="T3">nullable</text:span><text:span text:style-name="T5">=</text:span><text:span text:style-name="T4">True</text:span>)</text:p>
      <text:p text:style-name="P5"/>
      <text:p text:style-name="P4"># Relationships</text:p>
      <text:p text:style-name="P1"><text:span text:style-name="T3">client</text:span> <text:span text:style-name="T5">=</text:span> relationship(<text:span text:style-name="T6">"ClientsModel"</text:span>, <text:span text:style-name="T3">backref</text:span><text:span text:style-name="T5">=</text:span><text:span text:style-name="T6">"monthly_retainers"</text:span>)</text:p>
      <text:p text:style-name="P6"/>
      <text:p text:style-name="P1"><text:span text:style-name="T4">class</text:span> <text:span text:style-name="T2">ExpenseModel</text:span>(<text:span text:style-name="T3">Base</text:span>):</text:p>
      <text:p text:style-name="P1"><text:span text:style-name="T3">__tablename__</text:span> <text:span text:style-name="T5">=</text:span> <text:span text:style-name="T6">"expenses"</text:span></text:p>
      <text:p text:style-name="P1"><text:span text:style-name="T3">id</text:span> <text:span text:style-name="T5">=</text:span> Column(Integer, <text:span text:style-name="T3">primary_key</text:span><text:span text:style-name="T5">=</text:span><text:span text:style-name="T4">True</text:span>)</text:p>
      <text:p text:style-name="P1"><text:span text:style-name="T3">case_id</text:span> <text:span text:style-name="T5">=</text:span> Column(Integer, ForeignKey(<text:span text:style-name="T6">"cases.id"</text:span>), <text:span text:style-name="T3">nullable</text:span><text:span text:style-name="T5">=</text:span><text:span text:style-name="T4">False</text:span>)</text:p>
      <text:p text:style-name="P1"><text:span text:style-name="T3">date</text:span> <text:span text:style-name="T5">=</text:span> Column(DateTime, <text:span text:style-name="T3">nullable</text:span><text:span text:style-name="T5">=</text:span><text:span text:style-name="T4">False</text:span>)</text:p>
      <text:p text:style-name="P1"><text:span text:style-name="T3">nature_of_expense</text:span> <text:span text:style-name="T5">=</text:span> Column(String(<text:span text:style-name="T7">255</text:span>), <text:span text:style-name="T3">nullable</text:span><text:span text:style-name="T5">=</text:span><text:span text:style-name="T4">False</text:span>)</text:p>
      <text:p text:style-name="P1"><text:span text:style-name="T3">remaining_amount</text:span> <text:span text:style-name="T5">=</text:span> Column(Numeric(<text:span text:style-name="T7">15</text:span>, <text:span text:style-name="T7">2</text:span>), <text:span text:style-name="T3">nullable</text:span><text:span text:style-name="T5">=</text:span><text:span text:style-name="T4">False</text:span>)</text:p>
      <text:p text:style-name="P1"><text:span text:style-name="T3">actual_amount</text:span> <text:span text:style-name="T5">=</text:span> Column(Numeric(<text:span text:style-name="T7">15</text:span>, <text:span text:style-name="T7">2</text:span>), <text:span text:style-name="T3">nullable</text:span><text:span text:style-name="T5">=</text:span><text:span text:style-name="T4">True</text:span>)</text:p>
      <text:p text:style-name="P1"><text:span text:style-name="T3">is_recoverable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1"><text:span text:style-name="T3">expense_exceeds_local_pool</text:span> <text:span text:style-name="T5">=</text:span> Column(Boolean, <text:span text:style-name="T3">default</text:span><text:span text:style-name="T5">=</text:span><text:span text:style-name="T4">False</text:span>, <text:span text:style-name="T3">nullable</text:span><text:span text:style-name="T5">=</text:span><text:span text:style-name="T4">False</text:span>)</text:p>
      <text:p text:style-name="P1"><text:span text:style-name="T3">paid_by</text:span> <text:span text:style-name="T5">=</text:span> Column(String(<text:span text:style-name="T7">50</text:span>), <text:span text:style-name="T3">nullable</text:span><text:span text:style-name="T5">=</text:span><text:span text:style-name="T4">True</text:span>)</text:p>
      <text:p text:style-name="P1"><text:span text:style-name="T3">recurring_expense_data</text:span> <text:span text:style-name="T5">=</text:span> Column(JSONB, <text:span text:style-name="T3">nullable</text:span><text:span text:style-name="T5">=</text:span><text:span text:style-name="T4">True</text:span>)</text:p>
      <text:p text:style-name="P1"><text:span text:style-name="T3">created_at</text:span> <text:span text:style-name="T5">=</text:span> Column(DateTime, <text:span text:style-name="T3">nullable</text:span><text:span text:style-name="T5">=</text:span><text:span text:style-name="T4">False</text:span>, <text:span text:style-name="T3">default</text:span><text:span text:style-name="T5">=</text:span><text:span text:style-name="T2">datetime</text:span>.<text:span text:style-name="T9">utcnow</text:span>)</text:p>
      <text:p text:style-name="P1"><text:span text:style-name="T3">updated_at</text:span> <text:span text:style-name="T5">=</text:span> Column(DateTime, <text:span text:style-name="T3">nullable</text:span><text:span text:style-name="T5">=</text:span><text:span text:style-name="T4">True</text:span>)</text:p>
      <text:p text:style-name="P5"/>
      <text:p text:style-name="P4"># Relationships</text:p>
      <text:p text:style-name="P1"><text:span text:style-name="T3">case</text:span> <text:span text:style-name="T5">=</text:span> relationship(<text:span text:style-name="T6">"CasesModel"</text:span>, <text:span text:style-name="T3">backref</text:span><text:span text:style-name="T5">=</text:span><text:span text:style-name="T6">"expenses"</text:span>)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5:23:56.728115130</meta:creation-date>
    <dc:date>2026-01-22T15:24:05.565816945</dc:date>
    <meta:editing-duration>PT9S</meta:editing-duration>
    <meta:editing-cycles>1</meta:editing-cycles>
    <meta:document-statistic meta:table-count="0" meta:image-count="0" meta:object-count="0" meta:page-count="7" meta:paragraph-count="286" meta:word-count="1114" meta:character-count="12586" meta:non-whitespace-character-count="11758"/>
    <meta:generator>LibreOffice/24.2.7.2$Linux_X86_64 LibreOffice_project/420$Build-2</meta:generator>
  </office:meta>
</office:document-meta>
</file>